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608000039434E99AB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paragraph-properties fo:text-align="start" style:justify-single-word="false"/>
      <style:text-properties style:font-name="Calibri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d'inscription</text:p>
      <text:p text:style-name="P1"/>
      <text:p text:style-name="P1"/>
      <text:p text:style-name="P2">la page d'inscription est constitué de 3 parties :<text:line-break/> </text:p>
      <text:list xml:id="list7922031329116552808" text:style-name="L1">
        <text:list-item>
          <text:p text:style-name="P3">le footer</text:p>
        </text:list-item>
        <text:list-item>
          <text:p text:style-name="P3">le header </text:p>
        </text:list-item>
        <text:list-item>
          <text:p text:style-name="P3">le body</text:p>
        </text:list-item>
      </text:list>
      <text:p text:style-name="P2"/>
      <text:p text:style-name="P2">DANS LE FOOTER : </text:p>
      <text:p text:style-name="P2"/>
      <text:p text:style-name="P2">Le footer ne change pas. Il est le même.</text:p>
      <text:p text:style-name="P2"/>
      <text:p text:style-name="P2"/>
      <text:p text:style-name="P2">DANS LE HEADER :</text:p>
      <text:p text:style-name="P2"/>
      <text:p text:style-name="P2">il y a une carrée à gauche où le client va pouvoir s'inscrire, </text:p>
      <text:p text:style-name="P2">c'est à dire qu'il y aura un bouton pour rentrer son, nom, prénom, son email.</text:p>
      <text:p text:style-name="P2">Après il a deux zone de texte avec création d'un mot de passe et confirmation du mot du passe.</text:p>
      <text:p text:style-name="P2"/>
      <text:p text:style-name="P2">Puis il y a les condition d'utilisation, dire qu'on a plus de 18ans et le client doit cliquer sur le bouton ok.</text:p>
      <text:p text:style-name="P2"/>
      <text:p text:style-name="P2">Ca c'était pour la première partie du body, dans la seconde partie il y a un texte pour signaler à l'utilisateur qu'il peut cliquer sur un bouton de connexion s'il est déjà inscrit.</text:p>
      <text:p text:style-name="P2"/>
      <text:p text:style-name="P2">DANS LE HEADER :</text:p>
      <text:p text:style-name="P2"><text:s/></text:p>
      <text:p text:style-name="P2">Dans le header il y a le logo du site avec un texte « Commencez à utilisez BidDay ».</text:p>
      <text:p text:style-name="P2"/>
      <text:p text:style-name="P2">SCHEMA DE LA PAGE :</text:p>
      <text:p text:style-name="P2"/>
      <text:p text:style-name="P2"><draw:frame draw:style-name="fr1" draw:name="images1" text:anchor-type="paragraph" svg:width="17cm" svg:height="8.248cm" draw:z-index="0"><draw:image xlink:href="Pictures/2000000700007608000039434E99AB7E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A</meta:initial-creator>
    <meta:creation-date>2015-04-21T10:51:17.82</meta:creation-date>
    <dc:date>2015-04-27T17:32:07.96</dc:date>
    <dc:creator>Charles BANQUET</dc:creator>
    <meta:editing-duration>PT5M58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17" meta:word-count="167" meta:character-count="818"/>
  </office:meta>
</office:document-meta>
</file>